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10" style:family="table-cell" style:parent-style-name="Default">
      <style:table-cell-properties fo:border="0.74pt solid #000000"/>
      <style:text-properties style:font-name="Arial"/>
    </style:style>
    <style:style style:name="ce1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9" style:family="table-cell" style:parent-style-name="Default">
      <style:table-cell-properties fo:border-bottom="1.25pt solid #000000" fo:border-left="none" fo:border-right="none" fo:border-top="1.25pt solid #000000"/>
    </style:style>
    <style:style style:name="ce23" style:family="table-cell" style:parent-style-name="Default">
      <style:table-cell-properties fo:border-bottom="0.99pt ridge #000000" fo:border-left="none" fo:border-right="none" fo:border-top="0.99pt ridge #000000"/>
    </style:style>
    <style:style style:name="ce5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6"/>
        <table:table-column table:style-name="co1" table:default-cell-style-name="ce4"/>
        <table:table-column table:style-name="co1" table:number-columns-repeated="2" table:default-cell-style-name="ce16"/>
        <table:table-column table:style-name="co1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-1553.11" calcext:value-type="float">
            <text:p>-1553,11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2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23"/>
          <table:table-cell table:style-name="ce23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97.93" calcext:value-type="float">
            <text:p>97,93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formula="of:=77.56 +80.14+56+8.75" office:value-type="float" office:value="222.45" calcext:value-type="float">
            <text:p>222,45</text:p>
          </table:table-cell>
          <table:table-cell office:value-type="float" office:value="400" calcext:value-type="float">
            <text:p>400</text:p>
          </table:table-cell>
          <table:table-cell table:formula="of:=[.G23]-[.F23]" office:value-type="float" office:value="177.55" calcext:value-type="float">
            <text:p>177,55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332.56" calcext:value-type="float">
            <text:p>332,56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Em especie</text:p>
          </table:table-cell>
          <table:covered-table-cell/>
          <table:table-cell office:value-type="float" office:value="108" calcext:value-type="float">
            <text:p>108</text:p>
          </table:table-cell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3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23:.C32])" office:value-type="float" office:value="1805.93" calcext:value-type="float">
            <text:p>1805,93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23:.F32])" office:value-type="float" office:value="1404.57" calcext:value-type="float">
            <text:p>1404,57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34]-[.F34])" office:value-type="float" office:value="401.36" calcext:value-type="float">
            <text:p>401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style-name="ce29" office:value-type="string" calcext:value-type="string">
            <text:p>30+8,75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122.78" calcext:value-type="float">
            <text:p>122,78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2:.C50])" office:value-type="float" office:value="1600" calcext:value-type="float">
            <text:p>1600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2:.F50])" office:value-type="float" office:value="1049.44" calcext:value-type="float">
            <text:p>1049,44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51]-[.F51])" office:value-type="float" office:value="550.56" calcext:value-type="float">
            <text:p>550,56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3:42:40.1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11T13:45:34.121000000</dc:date>
    <meta:editing-duration>PT53M42S</meta:editing-duration>
    <meta:editing-cycles>21</meta:editing-cycles>
    <meta:generator>LibreOffice/5.3.3.2$Windows_X86_64 LibreOffice_project/3d9a8b4b4e538a85e0782bd6c2d430bafe583448</meta:generator>
    <meta:document-statistic meta:table-count="1" meta:cell-count="106" meta:object-count="0"/>
  </office:meta>
</office:document-meta>
</file>